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1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irst_10_para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argv_5_b_guess_35</text:p>
          </table:table-cell>
          <table:table-cell office:value-type="string" calcext:value-type="string">
            <text:p>C_0</text:p>
          </table:table-cell>
          <table:table-cell office:value-type="string" calcext:value-type="string">
            <text:p>N_0</text:p>
          </table:table-cell>
          <table:table-cell office:value-type="string" calcext:value-type="string">
            <text:p>NE_0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t_params</text:p>
          </table:table-cell>
          <table:table-cell office:value-type="float" office:value="0.0000913213411207974" calcext:value-type="float">
            <text:p>9.13213411207974E-05</text:p>
          </table:table-cell>
          <table:table-cell office:value-type="float" office:value="0.0641387221751798" calcext:value-type="float">
            <text:p>0.0641387222</text:p>
          </table:table-cell>
          <table:table-cell office:value-type="float" office:value="0.0895032040236388" calcext:value-type="float">
            <text:p>0.089503204</text:p>
          </table:table-cell>
          <table:table-cell office:value-type="float" office:value="6.66883441530191" calcext:value-type="float">
            <text:p>6.6688344153</text:p>
          </table:table-cell>
          <table:table-cell office:value-type="float" office:value="41.560286890953" calcext:value-type="float">
            <text:p>41.560286891</text:p>
          </table:table-cell>
          <table:table-cell office:value-type="float" office:value="41.1788451961771" calcext:value-type="float">
            <text:p>41.1788451962</text:p>
          </table:table-cell>
          <table:table-cell office:value-type="float" office:value="42.1581269241152" calcext:value-type="float">
            <text:p>42.1581269241</text:p>
          </table:table-cell>
          <table:table-cell office:value-type="float" office:value="45.152945373935" calcext:value-type="float">
            <text:p>45.1529453739</text:p>
          </table:table-cell>
          <table:table-cell office:value-type="float" office:value="43.6605746916443" calcext:value-type="float">
            <text:p>43.6605746916</text:p>
          </table:table-cell>
          <table:table-cell office:value-type="float" office:value="45.5096882629313" calcext:value-type="float">
            <text:p>45.5096882629</text:p>
          </table:table-cell>
        </table:table-row>
        <table:table-row table:style-name="ro1">
          <table:table-cell office:value-type="string" calcext:value-type="string">
            <text:p>imag_neigh_guess</text:p>
          </table:table-cell>
          <table:table-cell office:value-type="float" office:value="0.00000716200622870491" calcext:value-type="float">
            <text:p>0.000007162</text:p>
          </table:table-cell>
          <table:table-cell office:value-type="float" office:value="0.0651708623654665" calcext:value-type="float">
            <text:p>0.0651708624</text:p>
          </table:table-cell>
          <table:table-cell office:value-type="float" office:value="0.0977562935481998" calcext:value-type="float">
            <text:p>0.0977562935</text:p>
          </table:table-cell>
          <table:table-cell office:value-type="float" office:value="1.79186939346131" calcext:value-type="float">
            <text:p>1.7918693935</text:p>
          </table:table-cell>
          <table:table-cell office:value-type="float" office:value="45.2593773914992" calcext:value-type="float">
            <text:p>45.2593773915</text:p>
          </table:table-cell>
          <table:table-cell office:value-type="float" office:value="40.9745089338195" calcext:value-type="float">
            <text:p>40.9745089338</text:p>
          </table:table-cell>
          <table:table-cell office:value-type="float" office:value="41.942757985736" calcext:value-type="float">
            <text:p>41.9427579857</text:p>
          </table:table-cell>
          <table:table-cell office:value-type="float" office:value="35.0742412773621" calcext:value-type="float">
            <text:p>35.0742412774</text:p>
          </table:table-cell>
          <table:table-cell office:value-type="float" office:value="44.6082930569981" calcext:value-type="float">
            <text:p>44.608293057</text:p>
          </table:table-cell>
          <table:table-cell office:value-type="float" office:value="35.0380883641425" calcext:value-type="float">
            <text:p>35.0380883641</text:p>
          </table:table-cell>
        </table:table-row>
        <table:table-row table:style-name="ro1">
          <table:table-cell office:value-type="string" calcext:value-type="string">
            <text:p>argv_1_b_guess_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t_params</text:p>
          </table:table-cell>
          <table:table-cell office:value-type="float" office:value="0.000138655763016306" calcext:value-type="float">
            <text:p>0.0001386558</text:p>
          </table:table-cell>
          <table:table-cell office:value-type="float" office:value="0.0617585097493611" calcext:value-type="float">
            <text:p>0.0617585097</text:p>
          </table:table-cell>
          <table:table-cell office:value-type="float" office:value="0.0973811634938422" calcext:value-type="float">
            <text:p>0.0973811635</text:p>
          </table:table-cell>
          <table:table-cell office:value-type="float" office:value="8.31308982088783" calcext:value-type="float">
            <text:p>8.3130898209</text:p>
          </table:table-cell>
          <table:table-cell office:value-type="float" office:value="40.3039798802364" calcext:value-type="float">
            <text:p>40.3039798802</text:p>
          </table:table-cell>
          <table:table-cell office:value-type="float" office:value="40.1955928206052" calcext:value-type="float">
            <text:p>40.1955928206</text:p>
          </table:table-cell>
          <table:table-cell office:value-type="float" office:value="42.0727723108952" calcext:value-type="float">
            <text:p>42.0727723109</text:p>
          </table:table-cell>
          <table:table-cell office:value-type="float" office:value="45.3134912039295" calcext:value-type="float">
            <text:p>45.3134912039</text:p>
          </table:table-cell>
          <table:table-cell office:value-type="float" office:value="43.9993254386036" calcext:value-type="float">
            <text:p>43.9993254386</text:p>
          </table:table-cell>
          <table:table-cell office:value-type="float" office:value="45.4789931666515" calcext:value-type="float">
            <text:p>45.4789931667</text:p>
          </table:table-cell>
        </table:table-row>
        <table:table-row table:style-name="ro1">
          <table:table-cell office:value-type="string" calcext:value-type="string">
            <text:p>imag_neigh_guess</text:p>
          </table:table-cell>
          <table:table-cell office:value-type="float" office:value="0.0000716200622870491" calcext:value-type="float">
            <text:p>7.16200622870491E-05</text:p>
          </table:table-cell>
          <table:table-cell office:value-type="float" office:value="0.0651708623654665" calcext:value-type="float">
            <text:p>0.0651708624</text:p>
          </table:table-cell>
          <table:table-cell office:value-type="float" office:value="0.0977562935481998" calcext:value-type="float">
            <text:p>0.0977562935</text:p>
          </table:table-cell>
          <table:table-cell office:value-type="float" office:value="2.47790863051042" calcext:value-type="float">
            <text:p>2.4779086305</text:p>
          </table:table-cell>
          <table:table-cell office:value-type="float" office:value="46.9324120959156" calcext:value-type="float">
            <text:p>46.9324120959</text:p>
          </table:table-cell>
          <table:table-cell office:value-type="float" office:value="48.1131086961541" calcext:value-type="float">
            <text:p>48.1131086962</text:p>
          </table:table-cell>
          <table:table-cell office:value-type="float" office:value="45.2419949770738" calcext:value-type="float">
            <text:p>45.2419949771</text:p>
          </table:table-cell>
          <table:table-cell office:value-type="float" office:value="45.2637285270469" calcext:value-type="float">
            <text:p>45.263728527</text:p>
          </table:table-cell>
          <table:table-cell office:value-type="float" office:value="48.0765824693613" calcext:value-type="float">
            <text:p>48.0765824694</text:p>
          </table:table-cell>
          <table:table-cell office:value-type="float" office:value="43.8400602415258" calcext:value-type="float">
            <text:p>43.8400602415</text:p>
          </table:table-cell>
        </table:table-row>
        <table:table-row table:style-name="ro1">
          <table:table-cell office:value-type="string" calcext:value-type="string">
            <text:p>argv_19_b_guess_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t_params</text:p>
          </table:table-cell>
          <table:table-cell office:value-type="float" office:value="0.000000178862003430714" calcext:value-type="float">
            <text:p>1.78862003430714E-07</text:p>
          </table:table-cell>
          <table:table-cell office:value-type="float" office:value="0.0731447810887236" calcext:value-type="float">
            <text:p>0.0731447811</text:p>
          </table:table-cell>
          <table:table-cell office:value-type="float" office:value="0.0439454188233589" calcext:value-type="float">
            <text:p>0.0439454188</text:p>
          </table:table-cell>
          <table:table-cell office:value-type="float" office:value="0.133848142877299" calcext:value-type="float">
            <text:p>0.1338481429</text:p>
          </table:table-cell>
          <table:table-cell office:value-type="float" office:value="574.671240506925" calcext:value-type="float">
            <text:p>574.6712405069</text:p>
          </table:table-cell>
          <table:table-cell office:value-type="float" office:value="65.5986804114793" calcext:value-type="float">
            <text:p>65.5986804115</text:p>
          </table:table-cell>
          <table:table-cell office:value-type="float" office:value="145.715196235965" calcext:value-type="float">
            <text:p>145.715196236</text:p>
          </table:table-cell>
          <table:table-cell office:value-type="float" office:value="88.7735585637834" calcext:value-type="float">
            <text:p>88.7735585638</text:p>
          </table:table-cell>
          <table:table-cell office:value-type="float" office:value="250.150289211012" calcext:value-type="float">
            <text:p>250.150289211</text:p>
          </table:table-cell>
          <table:table-cell office:value-type="float" office:value="101.750399622612" calcext:value-type="float">
            <text:p>101.7503996226</text:p>
          </table:table-cell>
        </table:table-row>
        <table:table-row table:style-name="ro1">
          <table:table-cell office:value-type="string" calcext:value-type="string">
            <text:p>log_eq_guess</text:p>
          </table:table-cell>
          <table:table-cell office:value-type="float" office:value="0.000000716200622870491" calcext:value-type="float">
            <text:p>7.16200622870491E-07</text:p>
          </table:table-cell>
          <table:table-cell office:value-type="float" office:value="0.0716200622870491" calcext:value-type="float">
            <text:p>0.0716200623</text:p>
          </table:table-cell>
          <table:table-cell office:value-type="float" office:value="0.0716200622870491" calcext:value-type="float">
            <text:p>0.0716200623</text:p>
          </table:table-cell>
          <table:table-cell office:value-type="float" office:value="0.2866805378372" calcext:value-type="float">
            <text:p>0.2866805378</text:p>
          </table:table-cell>
          <table:table-cell office:value-type="float" office:value="528.599177912498" calcext:value-type="float">
            <text:p>528.5991779125</text:p>
          </table:table-cell>
          <table:table-cell office:value-type="float" office:value="45.0000342024288" calcext:value-type="float">
            <text:p>45.0000342024</text:p>
          </table:table-cell>
          <table:table-cell office:value-type="float" office:value="134.400409480898" calcext:value-type="float">
            <text:p>134.4004094809</text:p>
          </table:table-cell>
          <table:table-cell office:value-type="float" office:value="45.0000281760726" calcext:value-type="float">
            <text:p>45.0000281761</text:p>
          </table:table-cell>
          <table:table-cell office:value-type="float" office:value="265.920861385489" calcext:value-type="float">
            <text:p>265.9208613855</text:p>
          </table:table-cell>
          <table:table-cell office:value-type="float" office:value="108.494819920913" calcext:value-type="float">
            <text:p>108.4948199209</text:p>
          </table:table-cell>
        </table:table-row>
        <table:table-row table:style-name="ro1">
          <table:table-cell office:value-type="string" calcext:value-type="string">
            <text:p>Spearmans for top 5 CompModelBC fits.</text:p>
          </table:table-cell>
          <table:table-cell table:number-columns-repeated="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989200306873284" calcext:value-type="float">
            <text:p>0.98920030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995995388423587" calcext:value-type="float">
            <text:p>0.9959953884</text:p>
          </table:table-cell>
          <table:table-cell office:value-type="float" office:value="0.982624571903293" calcext:value-type="float">
            <text:p>0.98262457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948029695500322" calcext:value-type="float">
            <text:p>0.9480296955</text:p>
          </table:table-cell>
          <table:table-cell office:value-type="float" office:value="0.922467023837781" calcext:value-type="float">
            <text:p>0.9224670238</text:p>
          </table:table-cell>
          <table:table-cell office:value-type="float" office:value="0.963302575361975" calcext:value-type="float">
            <text:p>0.96330257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9889296734597" calcext:value-type="float">
            <text:p>0.9889296735</text:p>
          </table:table-cell>
          <table:table-cell office:value-type="float" office:value="0.987303117900377" calcext:value-type="float">
            <text:p>0.9873031179</text:p>
          </table:table-cell>
          <table:table-cell office:value-type="float" office:value="0.984808500898579" calcext:value-type="float">
            <text:p>0.9848085009</text:p>
          </table:table-cell>
          <table:table-cell office:value-type="float" office:value="0.930232952426164" calcext:value-type="float">
            <text:p>0.93023295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parameter MADs for top 5 CompModelBC fits.</text:p>
          </table:table-cell>
          <table:table-cell table:number-columns-repeated="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.56267137348091" calcext:value-type="float">
            <text:p>1.56267137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.65923153066932" calcext:value-type="float">
            <text:p>5.6592315307</text:p>
          </table:table-cell>
          <table:table-cell office:value-type="float" office:value="6.90221675959195" calcext:value-type="float">
            <text:p>6.90221675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.87664395339467" calcext:value-type="float">
            <text:p>3.8766439534</text:p>
          </table:table-cell>
          <table:table-cell office:value-type="float" office:value="5.09551519230408" calcext:value-type="float">
            <text:p>5.0955151923</text:p>
          </table:table-cell>
          <table:table-cell office:value-type="float" office:value="2.73294002906665" calcext:value-type="float">
            <text:p>2.73294002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.058773999906" calcext:value-type="float">
            <text:p>12.0587739999</text:p>
          </table:table-cell>
          <table:table-cell office:value-type="float" office:value="13.2975284239386" calcext:value-type="float">
            <text:p>13.2975284239</text:p>
          </table:table-cell>
          <table:table-cell office:value-type="float" office:value="6.5022121569532" calcext:value-type="float">
            <text:p>6.502212157</text:p>
          </table:table-cell>
          <table:table-cell office:value-type="float" office:value="8.47847194406166" calcext:value-type="float">
            <text:p>8.47847194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etition Model BC</text:p>
          </table:table-cell>
          <table:table-cell office:value-type="string" calcext:value-type="string">
            <text:p>Competition Model</text:p>
          </table:table-cell>
          <table:table-cell office:value-type="string" calcext:value-type="string">
            <text:p>Competition Model BC</text:p>
          </table:table-cell>
          <table:table-cell table:number-columns-repeated="2" office:value-type="string" calcext:value-type="string">
            <text:p>Competition Mod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armans for top 5 fits (either model).</text:p>
          </table:table-cell>
          <table:table-cell table:number-columns-repeated="1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1" office:value-type="string" calcext:value-type="string">
            <text:p>BC</text:p>
          </table:table-cell>
          <table:table-cell table:number-columns-repeated="5"/>
        </table:table-row>
        <table:table-row table:style-name="ro1">
          <table:table-cell office:value-type="float" office:value="0.981925629853176" calcext:value-type="float">
            <text:p>0.981925629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float" office:value="0.989200306873284" calcext:value-type="float">
            <text:p>0.9892003069</text:p>
          </table:table-cell>
          <table:table-cell office:value-type="float" office:value="0.969271981282426" calcext:value-type="float">
            <text:p>0.969271981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>
            <text:p>BC</text:p>
          </table:table-cell>
          <table:table-cell table:number-columns-repeated="5"/>
        </table:table-row>
        <table:table-row table:style-name="ro1">
          <table:table-cell office:value-type="float" office:value="0.97964887592825" calcext:value-type="float">
            <text:p>0.9796488759</text:p>
          </table:table-cell>
          <table:table-cell office:value-type="float" office:value="0.994423934420671" calcext:value-type="float">
            <text:p>0.9944239344</text:p>
          </table:table-cell>
          <table:table-cell office:value-type="float" office:value="0.968108066867858" calcext:value-type="float">
            <text:p>0.96810806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float" office:value="0.979403462073175" calcext:value-type="float">
            <text:p>0.9794034621</text:p>
          </table:table-cell>
          <table:table-cell office:value-type="float" office:value="0.995763749957614" calcext:value-type="float">
            <text:p>0.99576375</text:p>
          </table:table-cell>
          <table:table-cell office:value-type="float" office:value="0.968220601200366" calcext:value-type="float">
            <text:p>0.9682206012</text:p>
          </table:table-cell>
          <table:table-cell office:value-type="float" office:value="0.984325726492829" calcext:value-type="float">
            <text:p>0.9843257265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 parameter MADs for top 5 fits (either model).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1" office:value-type="string" calcext:value-type="string">
            <text:p>BC</text:p>
          </table:table-cell>
          <table:table-cell table:number-columns-repeated="5"/>
        </table:table-row>
        <table:table-row table:style-name="ro1">
          <table:table-cell office:value-type="float" office:value="1.97564890190934" calcext:value-type="float">
            <text:p>1.975648901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float" office:value="1.56267137348091" calcext:value-type="float">
            <text:p>1.5626713735</text:p>
          </table:table-cell>
          <table:table-cell office:value-type="float" office:value="3.18452674653542" calcext:value-type="float">
            <text:p>3.184526746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>
            <text:p>BC</text:p>
          </table:table-cell>
          <table:table-cell table:number-columns-repeated="5"/>
        </table:table-row>
        <table:table-row table:style-name="ro1">
          <table:table-cell office:value-type="float" office:value="5.43237238340276" calcext:value-type="float">
            <text:p>5.4323723834</text:p>
          </table:table-cell>
          <table:table-cell office:value-type="float" office:value="3.66550928326548" calcext:value-type="float">
            <text:p>3.6655092833</text:p>
          </table:table-cell>
          <table:table-cell office:value-type="float" office:value="6.79776259202931" calcext:value-type="float">
            <text:p>6.7977625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.96852865256051" calcext:value-type="float">
            <text:p>1.9685286526</text:p>
          </table:table-cell>
          <table:table-cell office:value-type="float" office:value="0.599028718082358" calcext:value-type="float">
            <text:p>0.5990287181</text:p>
          </table:table-cell>
          <table:table-cell office:value-type="float" office:value="3.17713271379155" calcext:value-type="float">
            <text:p>3.1771327138</text:p>
          </table:table-cell>
          <table:table-cell office:value-type="float" office:value="3.69448012605746" calcext:value-type="float">
            <text:p>3.69448012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5T13:38:16.089629815</dc:date>
    <meta:editing-duration>PT2M7S</meta:editing-duration>
    <meta:editing-cycles>2</meta:editing-cycles>
    <meta:generator>LibreOffice/5.1.4.2$Linux_X86_64 LibreOffice_project/10m0$Build-2</meta:generator>
    <meta:document-statistic meta:table-count="1" meta:cell-count="187" meta:object-count="0"/>
  </office:meta>
</office:document-meta>
</file>